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style:text-underline-style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61" style:family="table-cell" style:parent-style-name="Default" style:data-style-name="N108"/>
    <style:style style:name="ce70" style:family="table-cell" style:parent-style-name="Default" style:data-style-name="N111">
      <style:text-properties fo:font-weight="bold" style:font-weight-asian="bold" style:font-weight-complex="bold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ext-properties style:text-underline-style="solid" style:text-underline-width="auto" style:text-underline-color="font-color"/>
    </style:style>
    <style:style style:name="ce73" style:family="table-cell" style:parent-style-name="Default" style:data-style-name="N36"/>
    <style:style style:name="ce74" style:family="table-cell" style:parent-style-name="Default" style:data-style-name="N111">
      <style:text-properties fo:font-weight="normal" style:font-weight-asian="normal" style:font-weight-complex="normal"/>
    </style:style>
    <style:style style:name="ce75" style:family="table-cell" style:parent-style-name="Default" style:data-style-name="N111">
      <style:text-properties style:text-underline-style="none" fo:font-weight="normal" style:font-weight-asian="normal" style:font-weight-complex="normal"/>
    </style:style>
    <style:style style:name="ce76" style:family="table-cell" style:parent-style-name="Default" style:data-style-name="N108">
      <style:text-properties fo:font-weight="bold" style:font-weight-asian="bold" style:font-weight-complex="bold"/>
    </style:style>
    <style:style style:name="ce87" style:family="table-cell" style:parent-style-name="Default" style:data-style-name="N37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115"/>
    <style:style style:name="ce96" style:family="table-cell" style:parent-style-name="Default" style:data-style-name="N112"/>
    <style:style style:name="ce9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</style:style>
    <style:style style:name="ce104" style:family="table-cell" style:parent-style-name="Default" style:data-style-name="N11"/>
    <style:style style:name="ce10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none" fo:border-left="0.06pt solid #000000" fo:border-right="none" fo:border-top="0.06pt solid #000000"/>
    </style:style>
    <style:style style:name="ce113" style:family="table-cell" style:parent-style-name="Default">
      <style:table-cell-properties fo:border-bottom="none" fo:background-color="#2a6099" fo:border-left="0.06pt solid #000000" fo:border-right="none" fo:border-top="none"/>
    </style:style>
    <style:style style:name="ce114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12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 style:data-style-name="N113"/>
    <style:style style:name="ce127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37"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3">
      <style:text-properties style:text-underline-style="none" fo:font-weight="bold" style:font-weight-asian="bold" style:font-weight-complex="bold"/>
    </style:style>
    <style:style style:name="ce132" style:family="table-cell" style:parent-style-name="Default" style:data-style-name="N113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33" style:family="table-cell" style:parent-style-name="Default" style:data-style-name="N113">
      <style:table-cell-properties fo:border-bottom="none" fo:border-left="none" fo:border-right="none" fo:border-top="0.06pt solid #000000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3" style:family="table-cell" style:parent-style-name="Default">
      <style:table-cell-properties fo:border-bottom="none" fo:border-left="0.06pt solid #000000" fo:border-right="0.06pt solid #000000" fo:border-top="none"/>
    </style:style>
    <style:style style:name="ce1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 style:data-style-name="N2"/>
    <style:style style:name="ce14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Haa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1"/>
        <table:table-column table:style-name="co2" table:number-columns-repeated="5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 table:number-columns-repeated="2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5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28" calcext:value-type="date">
            <text:p>28.12.2020</text:p>
          </table:table-cell>
          <table:table-cell table:style-name="ce74" table:formula="of:=[$Minol.C3]" office:value-type="currency" office:currency="EUR" office:value="3310.8" calcext:value-type="currency">
            <text:p>3.310,8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ebäudeversicherung.C3]" office:value-type="currency" office:currency="EUR" office:value="1507.41" calcext:value-type="currency">
            <text:p>1.507,41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Abfallgebühren.E4]" office:value-type="currency" office:currency="EUR" office:value="366" calcext:value-type="currency">
            <text:p>366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Kaminfeger.D3]" office:value-type="currency" office:currency="EUR" office:value="158.08" calcext:value-type="currency">
            <text:p>158,08 €</text:p>
          </table:table-cell>
          <table:table-cell table:number-columns-repeated="55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72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5" table:formula="of:=[$Wasser_Gesamt.B15]" office:value-type="currency" office:currency="EUR" office:value="806.92" calcext:value-type="currency">
            <text:p>806,92 €</text:p>
          </table:table-cell>
          <table:table-cell table:style-name="ce72" table:number-columns-repeated="55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²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erson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54" table:number-columns-repeated="7"/>
          <table:table-cell table:number-columns-repeated="5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5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5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I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7]*[.F17])" office:value-type="currency" office:currency="EUR" office:value="88.4656153846154" calcext:value-type="currency">
            <text:p>88,47 €</text:p>
          </table:table-cell>
          <table:table-cell table:formula="of:=[.G17]" office:value-type="currency" office:currency="EUR" office:value="88.4656153846154" calcext:value-type="currency">
            <text:p>88,4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I4]" office:value-type="currency" office:currency="EUR" office:value="1507.41" calcext:value-type="currency">
            <text:p>1.507,41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376.8525" calcext:value-type="currency">
            <text:p>376,85 €</text:p>
          </table:table-cell>
          <table:table-cell office:value-type="float" office:value="2" calcext:value-type="float">
            <text:p>2</text:p>
          </table:table-cell>
          <table:table-cell table:formula="of:=SUM([.E18]*[.F18])" office:value-type="currency" office:currency="EUR" office:value="753.705" calcext:value-type="currency">
            <text:p>753,71 €</text:p>
          </table:table-cell>
          <table:table-cell table:formula="of:=SUM([.H17]+[.G18])" office:value-type="currency" office:currency="EUR" office:value="842.170615384615" calcext:value-type="currency">
            <text:p>842,1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I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842.170615384615" calcext:value-type="currency">
            <text:p>842,1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I6]" office:value-type="currency" office:currency="EUR" office:value="366" calcext:value-type="currency">
            <text:p>366,0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2.2857142857143" calcext:value-type="currency">
            <text:p>52,29 €</text:p>
          </table:table-cell>
          <table:table-cell table:formula="of:=[.B12]" office:value-type="float" office:value="1" calcext:value-type="float">
            <text:p>1</text:p>
          </table:table-cell>
          <table:table-cell table:formula="of:=SUM([.E20]*[.F20])" office:value-type="currency" office:currency="EUR" office:value="52.2857142857143" calcext:value-type="currency">
            <text:p>52,29 €</text:p>
          </table:table-cell>
          <table:table-cell table:formula="of:=SUM([.H19]+[.G20])" office:value-type="currency" office:currency="EUR" office:value="894.45632967033" calcext:value-type="currency">
            <text:p>894,46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I7]" office:value-type="currency" office:currency="EUR" office:value="158.08" calcext:value-type="currency">
            <text:p>158,08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52.6933333333333" calcext:value-type="currency">
            <text:p>52,69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52.6933333333333" calcext:value-type="currency">
            <text:p>52,69 €</text:p>
          </table:table-cell>
          <table:table-cell table:formula="of:=SUM([.H20]+[.G21])" office:value-type="currency" office:currency="EUR" office:value="947.149663003663" calcext:value-type="currency">
            <text:p>947,15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10]" office:value-type="currency" office:currency="EUR" office:value="136.530014752627" calcext:value-type="currency">
            <text:p>136,53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136.530014752627" calcext:value-type="currency">
            <text:p>136,53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136.530014752627" calcext:value-type="currency">
            <text:p>136,53 €</text:p>
          </table:table-cell>
          <table:table-cell table:formula="of:=SUM([.H21]+[.G22])" office:value-type="currency" office:currency="EUR" office:value="1083.67967775629" calcext:value-type="currency">
            <text:p>1.083,68 €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50" calcext:value-type="currency">
            <text:p>5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600" calcext:value-type="currency">
            <text:p>600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483.67967775629" calcext:value-type="currency">
            <text:p>-483,68 €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939.26" calcext:value-type="currency">
            <text:p>939,26 €</text:p>
          </table:table-cell>
          <table:table-cell table:number-columns-repeated="56"/>
        </table:table-row>
        <table:table-row table:style-name="ro1">
          <table:table-cell/>
          <table:table-cell table:style-name="ce59"/>
          <table:table-cell table:number-columns-repeated="6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200" calcext:value-type="currency">
            <text:p>1.200,00 €</text:p>
          </table:table-cell>
          <table:table-cell/>
          <table:table-cell table:style-name="ce76" table:formula="of:=ORG.LIBREOFFICE.RAWSUBTRACT([.G30];[.H28])" office:value-type="currency" office:currency="EUR" office:value="260.74" calcext:value-type="currency">
            <text:p>260,74 €</text:p>
          </table:table-cell>
          <table:table-cell table:number-columns-repeated="5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-222.93967775629" calcext:value-type="currency">
            <text:p>-222,94 €</text:p>
          </table:table-cell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eiher_Zieger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1"/>
        <table:table-column table:style-name="co2" table:number-columns-repeated="5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 table:number-columns-repeated="2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5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Minol.C3]" office:value-type="currency" office:currency="EUR" office:value="3310.8" calcext:value-type="currency">
            <text:p>3.310,8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ebäudeversicherung.C3]" office:value-type="currency" office:currency="EUR" office:value="1507.41" calcext:value-type="currency">
            <text:p>1.507,41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Abfallgebühren.E4]" office:value-type="currency" office:currency="EUR" office:value="366" calcext:value-type="currency">
            <text:p>366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Kaminfeger.D3]" office:value-type="currency" office:currency="EUR" office:value="158.08" calcext:value-type="currency">
            <text:p>158,08 €</text:p>
          </table:table-cell>
          <table:table-cell table:number-columns-repeated="55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72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5" table:formula="of:=[$Wasser_Gesamt.B15]" office:value-type="currency" office:currency="EUR" office:value="806.92" calcext:value-type="currency">
            <text:p>806,92 €</text:p>
          </table:table-cell>
          <table:table-cell table:style-name="ce72" table:number-columns-repeated="55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erson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54" table:number-columns-repeated="5"/>
          <table:table-cell table:number-columns-repeated="56"/>
        </table:table-row>
        <table:table-row table:style-name="ro1">
          <table:table-cell table:style-name="ce54"/>
          <table:table-cell/>
          <table:table-cell table:style-name="Default"/>
          <table:table-cell table:style-name="ce54" table:number-columns-repeated="5"/>
          <table:table-cell table:number-columns-repeated="5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5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5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I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52192307692" calcext:value-type="currency">
            <text:p>154,05 €</text:p>
          </table:table-cell>
          <table:table-cell table:formula="of:=[.G17]" office:value-type="currency" office:currency="EUR" office:value="154.052192307692" calcext:value-type="currency">
            <text:p>154,05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I4]" office:value-type="currency" office:currency="EUR" office:value="1507.41" calcext:value-type="currency">
            <text:p>1.507,41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376.8525" calcext:value-type="currency">
            <text:p>376,85 €</text:p>
          </table:table-cell>
          <table:table-cell office:value-type="float" office:value="1" calcext:value-type="float">
            <text:p>1</text:p>
          </table:table-cell>
          <table:table-cell table:formula="of:=SUM([.E18]*[.F18])" office:value-type="currency" office:currency="EUR" office:value="376.8525" calcext:value-type="currency">
            <text:p>376,85 €</text:p>
          </table:table-cell>
          <table:table-cell table:formula="of:=SUM([.H17]+[.G18])" office:value-type="currency" office:currency="EUR" office:value="530.904692307692" calcext:value-type="currency">
            <text:p>530,90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I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530.904692307692" calcext:value-type="currency">
            <text:p>530,90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I6]" office:value-type="currency" office:currency="EUR" office:value="366" calcext:value-type="currency">
            <text:p>366,0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2.2857142857143" calcext:value-type="currency">
            <text:p>52,29 €</text:p>
          </table:table-cell>
          <table:table-cell table:formula="of:=[.B12]" office:value-type="float" office:value="3" calcext:value-type="float">
            <text:p>3</text:p>
          </table:table-cell>
          <table:table-cell table:formula="of:=SUM([.E20]*[.F20])" office:value-type="currency" office:currency="EUR" office:value="156.857142857143" calcext:value-type="currency">
            <text:p>156,86 €</text:p>
          </table:table-cell>
          <table:table-cell table:formula="of:=SUM([.H19]+[.G20])" office:value-type="currency" office:currency="EUR" office:value="687.761835164835" calcext:value-type="currency">
            <text:p>687,76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I7]" office:value-type="currency" office:currency="EUR" office:value="158.08" calcext:value-type="currency">
            <text:p>158,08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52.6933333333333" calcext:value-type="currency">
            <text:p>52,69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52.6933333333333" calcext:value-type="currency">
            <text:p>52,69 €</text:p>
          </table:table-cell>
          <table:table-cell table:formula="of:=SUM([.H20]+[.G21])" office:value-type="currency" office:currency="EUR" office:value="740.455168498168" calcext:value-type="currency">
            <text:p>740,46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7]" office:value-type="currency" office:currency="EUR" office:value="355.315528280939" calcext:value-type="currency">
            <text:p>355,32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355.315528280939" calcext:value-type="currency">
            <text:p>355,32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355.315528280939" calcext:value-type="currency">
            <text:p>355,32 €</text:p>
          </table:table-cell>
          <table:table-cell table:formula="of:=SUM([.H21]+[.G22])" office:value-type="currency" office:currency="EUR" office:value="1095.77069677911" calcext:value-type="currency">
            <text:p>1.095,77 €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60" calcext:value-type="currency">
            <text:p>6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0" calcext:value-type="currency">
            <text:p>6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720" calcext:value-type="currency">
            <text:p>720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375.770696779107" calcext:value-type="currency">
            <text:p>-375,77 €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1303.02" calcext:value-type="currency">
            <text:p>1.303,02 €</text:p>
          </table:table-cell>
          <table:table-cell table:number-columns-repeated="56"/>
        </table:table-row>
        <table:table-row table:style-name="ro1">
          <table:table-cell/>
          <table:table-cell table:style-name="ce59"/>
          <table:table-cell table:number-columns-repeated="6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200" calcext:value-type="currency">
            <text:p>1.200,00 €</text:p>
          </table:table-cell>
          <table:table-cell/>
          <table:table-cell table:style-name="ce76" table:formula="of:=ORG.LIBREOFFICE.RAWSUBTRACT([.G30];[.H28])" office:value-type="currency" office:currency="EUR" office:value="-103.02" calcext:value-type="currency">
            <text:p>-103,02 €</text:p>
          </table:table-cell>
          <table:table-cell table:number-columns-repeated="5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-478.790696779107" calcext:value-type="currency">
            <text:p>-478,79 €</text:p>
          </table:table-cell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rustat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4" table:default-cell-style-name="ce61"/>
        <table:table-column table:style-name="co2" table:number-columns-repeated="101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Minol.C3]" office:value-type="currency" office:currency="EUR" office:value="3310.8" calcext:value-type="currency">
            <text:p>3.310,8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Gebäudeversicherung.C3]" office:value-type="currency" office:currency="EUR" office:value="1507.41" calcext:value-type="currency">
            <text:p>1.507,4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office:value-type="currency" office:currency="EUR" office:value="381.6" calcext:value-type="currency">
            <text:p>381,6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4" table:formula="of:=[$Kaminfeger.D3]" office:value-type="currency" office:currency="EUR" office:value="158.08" calcext:value-type="currency">
            <text:p>158,08 €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75" table:formula="of:=[$Wasser_Gesamt.B15]" office:value-type="currency" office:currency="EUR" office:value="806.92" calcext:value-type="currency">
            <text:p>806,92 €</text:p>
          </table:table-cell>
          <table:table-cell table:style-name="ce72"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erson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101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H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52192307692" calcext:value-type="currency">
            <text:p>154,05 €</text:p>
          </table:table-cell>
          <table:table-cell table:formula="of:=[.G17]" office:value-type="currency" office:currency="EUR" office:value="154.052192307692" calcext:value-type="currency">
            <text:p>154,0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H4]" office:value-type="currency" office:currency="EUR" office:value="1507.41" calcext:value-type="currency">
            <text:p>1.507,41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376.8525" calcext:value-type="currency">
            <text:p>376,85 €</text:p>
          </table:table-cell>
          <table:table-cell office:value-type="float" office:value="1" calcext:value-type="float">
            <text:p>1</text:p>
          </table:table-cell>
          <table:table-cell table:formula="of:=SUM([.E18]*[.F18])" office:value-type="currency" office:currency="EUR" office:value="376.8525" calcext:value-type="currency">
            <text:p>376,85 €</text:p>
          </table:table-cell>
          <table:table-cell table:formula="of:=SUM([.H17]+[.G18])" office:value-type="currency" office:currency="EUR" office:value="530.904692307692" calcext:value-type="currency">
            <text:p>530,9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H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530.904692307692" calcext:value-type="currency">
            <text:p>530,9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H6]" office:value-type="currency" office:currency="EUR" office:value="381.6" calcext:value-type="currency">
            <text:p>381,6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4.5142857142857" calcext:value-type="currency">
            <text:p>54,51 €</text:p>
          </table:table-cell>
          <table:table-cell table:formula="of:=[.B12]" office:value-type="float" office:value="2" calcext:value-type="float">
            <text:p>2</text:p>
          </table:table-cell>
          <table:table-cell table:formula="of:=SUM([.E20]*[.F20])" office:value-type="currency" office:currency="EUR" office:value="109.028571428571" calcext:value-type="currency">
            <text:p>109,03 €</text:p>
          </table:table-cell>
          <table:table-cell table:formula="of:=SUM([.H19]+[.G20])" office:value-type="currency" office:currency="EUR" office:value="639.933263736263" calcext:value-type="currency">
            <text:p>639,9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H7]" office:value-type="currency" office:currency="EUR" office:value="158.08" calcext:value-type="currency">
            <text:p>158,08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52.6933333333333" calcext:value-type="currency">
            <text:p>52,69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52.6933333333333" calcext:value-type="currency">
            <text:p>52,69 €</text:p>
          </table:table-cell>
          <table:table-cell table:formula="of:=SUM([.H20]+[.G21])" office:value-type="currency" office:currency="EUR" office:value="692.626597069596" calcext:value-type="currency">
            <text:p>692,6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4]" office:value-type="currency" office:currency="EUR" office:value="315.074456966434" calcext:value-type="currency">
            <text:p>315,07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315.074456966434" calcext:value-type="currency">
            <text:p>315,07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315.074456966434" calcext:value-type="currency">
            <text:p>315,07 €</text:p>
          </table:table-cell>
          <table:table-cell table:formula="of:=SUM([.H21]+[.G22])" office:value-type="currency" office:currency="EUR" office:value="1007.70105403603" calcext:value-type="currency">
            <text:p>1.007,70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67" calcext:value-type="currency">
            <text:p>67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7" calcext:value-type="currency">
            <text:p>67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804" calcext:value-type="currency">
            <text:p>804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203.70105403603" calcext:value-type="currency">
            <text:p>-203,70 €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1420.69" calcext:value-type="currency">
            <text:p>1.420,69 €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2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35" calcext:value-type="currency">
            <text:p>135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35" calcext:value-type="currency">
            <text:p>135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620" calcext:value-type="currency">
            <text:p>1.620,00 €</text:p>
          </table:table-cell>
          <table:table-cell/>
          <table:table-cell table:style-name="ce76" table:formula="of:=ORG.LIBREOFFICE.RAWSUBTRACT([.G30];[.H28])" office:value-type="currency" office:currency="EUR" office:value="199.31" calcext:value-type="currency">
            <text:p>199,31 €</text:p>
          </table:table-cell>
          <table:table-cell table:number-columns-repeated="101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-4.3910540360302" calcext:value-type="currency">
            <text:p>-4,39 €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ol" table:style-name="ta1">
        <table:table-column table:style-name="co2" table:default-cell-style-name="ce54"/>
        <table:table-column table:style-name="co2" table:default-cell-style-name="Default"/>
        <table:table-column table:style-name="co2" table:number-columns-repeated="2" table:default-cell-style-name="ce54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61" office:value-type="currency" office:currency="EUR" office:value="3310.8" calcext:value-type="currency">
            <text:p>3.310,80 €</text:p>
          </table:table-cell>
          <table:table-cell table:style-name="ce87" office:value-type="date" office:date-value="2022-01-17" calcext:value-type="date">
            <text:p>17.01.22</text:p>
          </table:table-cell>
        </table:table-row>
      </table:table>
      <table:table table:name="Grundsteuer" table:style-name="ta1">
        <table:table-column table:style-name="co2" table:number-columns-repeated="5" table:default-cell-style-name="Default"/>
        <table:table-row table:style-name="ro1">
          <table:table-cell table:style-name="ce54" office:value-type="string" calcext:value-type="string">
            <text:p>Zeitraum</text:p>
          </table:table-cell>
          <table:table-cell/>
          <table:table-cell table:style-name="ce54" office:value-type="string" calcext:value-type="string">
            <text:p>Beitrag</text:p>
          </table:table-cell>
          <table:table-cell table:style-name="ce54" office:value-type="string" calcext:value-type="string">
            <text:p>Summe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3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03-31" calcext:value-type="date">
            <text:p>31.03.21</text:p>
          </table:table-cell>
          <table:table-cell table:style-name="ce61" office:value-type="currency" office:currency="EUR" office:value="99.14" calcext:value-type="currency">
            <text:p>99,14 €</text:p>
          </table:table-cell>
          <table:table-cell table:style-name="ce61" table:formula="of:=SUM([.C3];[.D2])" office:value-type="currency" office:currency="EUR" office:value="99.14" calcext:value-type="currency">
            <text:p>99,14 €</text:p>
          </table:table-cell>
          <table:table-cell table:style-name="ce87" office:value-type="date" office:date-value="2021-02-15" calcext:value-type="date">
            <text:p>15.02.21</text:p>
          </table:table-cell>
        </table:table-row>
        <table:table-row table:style-name="ro1">
          <table:table-cell table:style-name="ce87" office:value-type="date" office:date-value="2021-04-01" calcext:value-type="date">
            <text:p>01.04.21</text:p>
          </table:table-cell>
          <table:table-cell table:style-name="ce87" office:value-type="date" office:date-value="2021-06-30" calcext:value-type="date">
            <text:p>30.06.21</text:p>
          </table:table-cell>
          <table:table-cell table:style-name="ce61" office:value-type="currency" office:currency="EUR" office:value="99.14" calcext:value-type="currency">
            <text:p>99,14 €</text:p>
          </table:table-cell>
          <table:table-cell table:style-name="ce61" table:formula="of:=SUM([.C4];[.D3])" office:value-type="currency" office:currency="EUR" office:value="198.28" calcext:value-type="currency">
            <text:p>198,28 €</text:p>
          </table:table-cell>
          <table:table-cell table:style-name="ce87" office:value-type="date" office:date-value="2021-05-17" calcext:value-type="date">
            <text:p>17.05.21</text:p>
          </table:table-cell>
        </table:table-row>
        <table:table-row table:style-name="ro1">
          <table:table-cell table:style-name="ce87" office:value-type="date" office:date-value="2021-07-01" calcext:value-type="date">
            <text:p>01.07.21</text:p>
          </table:table-cell>
          <table:table-cell table:style-name="ce87" office:value-type="date" office:date-value="2021-09-30" calcext:value-type="date">
            <text:p>30.09.21</text:p>
          </table:table-cell>
          <table:table-cell table:style-name="ce61" office:value-type="currency" office:currency="EUR" office:value="99.14" calcext:value-type="currency">
            <text:p>99,14 €</text:p>
          </table:table-cell>
          <table:table-cell table:style-name="ce61" table:formula="of:=SUM([.C5];[.D4])" office:value-type="currency" office:currency="EUR" office:value="297.42" calcext:value-type="currency">
            <text:p>297,42 €</text:p>
          </table:table-cell>
          <table:table-cell table:style-name="ce87" office:value-type="date" office:date-value="2021-08-10" calcext:value-type="date">
            <text:p>10.08.21</text:p>
          </table:table-cell>
        </table:table-row>
        <table:table-row table:style-name="ro1">
          <table:table-cell table:style-name="ce87" office:value-type="date" office:date-value="2021-10-01" calcext:value-type="date">
            <text:p>01.10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61" office:value-type="currency" office:currency="EUR" office:value="99.15" calcext:value-type="currency">
            <text:p>99,15 €</text:p>
          </table:table-cell>
          <table:table-cell table:style-name="ce61" table:formula="of:=SUM([.C6];[.D5])" office:value-type="currency" office:currency="EUR" office:value="396.57" calcext:value-type="currency">
            <text:p>396,57 €</text:p>
          </table:table-cell>
          <table:table-cell table:style-name="ce87" office:value-type="date" office:date-value="2021-11-15" calcext:value-type="date">
            <text:p>15.11.2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7"/>
          <table:table-cell/>
        </table:table-row>
        <table:table-row table:style-name="ro1" table:number-rows-repeated="21">
          <table:table-cell table:number-columns-repeated="5"/>
        </table:table-row>
        <table:table-row table:style-name="ro1">
          <table:table-cell table:number-columns-repeated="4"/>
          <table:table-cell table:style-name="ce17"/>
        </table:table-row>
      </table:table>
      <table:table table:name="Gebäudeversicherung" table:style-name="ta1">
        <table:table-column table:style-name="co2" table:default-cell-style-name="ce54"/>
        <table:table-column table:style-name="co2" table:default-cell-style-name="Default"/>
        <table:table-column table:style-name="co2" table:number-columns-repeated="2" table:default-cell-style-name="ce54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61" office:value-type="currency" office:currency="EUR" office:value="1507.41" calcext:value-type="currency">
            <text:p>1.507,41 €</text:p>
          </table:table-cell>
          <table:table-cell table:style-name="ce87" office:value-type="date" office:date-value="2021-01-04" calcext:value-type="date">
            <text:p>04.01.21</text:p>
          </table:table-cell>
        </table:table-row>
      </table:table>
      <table:table table:name="Haftpflichtversicherung" table:style-name="ta1">
        <table:table-column table:style-name="co2" table:default-cell-style-name="ce54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/>
          <table:table-cell/>
        </table:table-row>
        <table:table-row table:style-name="ro1">
          <table:table-cell table:style-name="ce87" office:value-type="date" office:date-value="2020-01-01" calcext:value-type="date">
            <text:p>01.01.20</text:p>
          </table:table-cell>
          <table:table-cell table:style-name="ce87" office:value-type="date" office:date-value="2020-12-31" calcext:value-type="date">
            <text:p>31.12.20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/>
        </table:table-row>
      </table:table>
      <table:table table:name="Abfallgebühren" table:style-name="ta1">
        <table:table-column table:style-name="co2" table:number-columns-repeated="2" table:default-cell-style-name="ce87"/>
        <table:table-column table:style-name="co2" table:number-columns-repeated="3" table:default-cell-style-name="ce61"/>
        <table:table-column table:style-name="co2" table:default-cell-style-name="Default"/>
        <table:table-row table:style-name="ro1">
          <table:table-cell table:style-name="ce54" office:value-type="string" calcext:value-type="string">
            <text:p>Zeitraum</text:p>
          </table:table-cell>
          <table:table-cell table:style-name="Default"/>
          <table:table-cell table:style-name="ce54" office:value-type="string" calcext:value-type="string">
            <text:p>Beitrag</text:p>
          </table:table-cell>
          <table:table-cell table:style-name="ce54" office:value-type="string" calcext:value-type="string">
            <text:p>Zwischensummen</text:p>
          </table:table-cell>
          <table:table-cell table:style-name="ce54" office:value-type="string" calcext:value-type="string">
            <text:p>Summe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date" office:date-value="2021-12-31" calcext:value-type="date">
            <text:p>31.12.21</text:p>
          </table:table-cell>
          <table:table-cell office:value-type="currency" office:currency="EUR" office:value="183" calcext:value-type="currency">
            <text:p>183,00 €</text:p>
          </table:table-cell>
          <table:table-cell table:formula="of:=SUM([.C3];[.D2])" office:value-type="currency" office:currency="EUR" office:value="183" calcext:value-type="currency">
            <text:p>183,00 €</text:p>
          </table:table-cell>
          <table:table-cell/>
          <table:table-cell table:style-name="ce87" office:value-type="date" office:date-value="2021-03-11" calcext:value-type="date">
            <text:p>11.03.21</text:p>
          </table:table-cell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date" office:date-value="2021-12-31" calcext:value-type="date">
            <text:p>31.12.21</text:p>
          </table:table-cell>
          <table:table-cell office:value-type="currency" office:currency="EUR" office:value="183" calcext:value-type="currency">
            <text:p>183,00 €</text:p>
          </table:table-cell>
          <table:table-cell table:formula="of:=SUM([.C4];[.D3])" office:value-type="currency" office:currency="EUR" office:value="366" calcext:value-type="currency">
            <text:p>366,00 €</text:p>
          </table:table-cell>
          <table:table-cell table:formula="of:=SUM([.D4];[.E3])" office:value-type="currency" office:currency="EUR" office:value="366" calcext:value-type="currency">
            <text:p>366,00 €</text:p>
          </table:table-cell>
          <table:table-cell table:style-name="ce87" office:value-type="date" office:date-value="2021-10-04" calcext:value-type="date">
            <text:p>04.10.21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aminfeger" table:style-name="ta1">
        <table:table-column table:style-name="co2" table:number-columns-repeated="2" table:default-cell-style-name="ce87"/>
        <table:table-column table:style-name="co2" table:number-columns-repeated="2" table:default-cell-style-name="ce61"/>
        <table:table-row table:style-name="ro1">
          <table:table-cell table:style-name="ce54" office:value-type="string" calcext:value-type="string">
            <text:p>Zeitraum</text:p>
          </table:table-cell>
          <table:table-cell table:style-name="Default"/>
          <table:table-cell table:style-name="ce54" office:value-type="string" calcext:value-type="string">
            <text:p>Rechnungsdatum</text:p>
          </table:table-cell>
          <table:table-cell table:style-name="ce54" office:value-type="string" calcext:value-type="string">
            <text:p>Summe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date" office:date-value="2021-12-31" calcext:value-type="date">
            <text:p>31.12.21</text:p>
          </table:table-cell>
          <table:table-cell table:style-name="ce87" office:value-type="date" office:date-value="2021-06-22" calcext:value-type="date">
            <text:p>22.06.21</text:p>
          </table:table-cell>
          <table:table-cell office:value-type="currency" office:currency="EUR" office:value="158.08" calcext:value-type="currency">
            <text:p>158,08 €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as Gesamt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2" table:number-columns-repeated="3" table:default-cell-style-name="ce61"/>
        <table:table-column table:style-name="co2" table:number-columns-repeated="2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 table:style-name="ce61" table:formula="of:=SUM([.E6]-[.G6])" office:value-type="currency" office:currency="EUR" office:value="2404.37" calcext:value-type="currency">
            <text:p>2.404,37 €</text:p>
          </table:table-cell>
          <table:table-cell/>
          <table:table-cell table:style-name="ce54" office:value-type="string" calcext:value-type="string">
            <text:p>Rechnungsdatum</text:p>
          </table:table-cell>
          <table:table-cell table:style-name="ce87" office:value-type="date" office:date-value="2022-01-03" calcext:value-type="date">
            <text:p>03.01.22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9" office:value-type="string" calcext:value-type="string" table:number-columns-spanned="2" table:number-rows-spanned="1">
            <text:p>Datum</text:p>
          </table:table-cell>
          <table:covered-table-cell/>
          <table:table-cell table:style-name="ce19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Zahlungen</text:p>
          </table:table-cell>
          <table:table-cell table:style-name="Default" office:value-type="string" calcext:value-type="string">
            <text:p>Stromverbrauch(kWh)</text:p>
          </table:table-cell>
          <table:table-cell table:style-name="Default" office:value-type="string" calcext:value-type="string">
            <text:p>Stromverbrauch Betrag</text:p>
          </table:table-cell>
          <table:table-cell table:style-name="Default" office:value-type="string" calcext:value-type="string">
            <text:p>sonstige Abzüge</text:p>
          </table:table-cell>
          <table:table-cell table:style-name="Default" office:value-type="string" calcext:value-type="string">
            <text:p>sonstige Plus</text:p>
          </table:table-cell>
          <table:table-cell table:style-name="ce54" office:value-type="string" calcext:value-type="string">
            <text:p>Guthabe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0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table:style-name="ce61" office:value-type="currency" office:currency="EUR" office:value="2696" calcext:value-type="currency">
            <text:p>2.696,00 €</text:p>
          </table:table-cell>
          <table:table-cell table:style-name="ce96" office:value-type="float" office:value="31430" calcext:value-type="float">
            <text:p>31.430,0</text:p>
          </table:table-cell>
          <table:table-cell office:value-type="currency" office:currency="EUR" office:value="2404.37" calcext:value-type="currency">
            <text:p>2.404,37 €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SUM([.C6]-[.E6]-[.F6]+[.G6])" office:value-type="currency" office:currency="EUR" office:value="291.63" calcext:value-type="currency">
            <text:p>291,63 €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87" table:number-columns-repeated="2"/>
          <table:table-cell table:style-name="ce61"/>
          <table:table-cell table:number-columns-repeated="7"/>
          <table:table-cell table:style-name="ce61"/>
        </table:table-row>
        <table:table-row table:style-name="ro1">
          <table:table-cell table:style-name="ce87" table:number-columns-repeated="2"/>
          <table:table-cell table:style-name="ce61" table:formula="of:=SUM([.C6:.C6])" office:value-type="currency" office:currency="EUR" office:value="2696" calcext:value-type="currency">
            <text:p>2.696,00 €</text:p>
          </table:table-cell>
          <table:table-cell/>
          <table:table-cell table:formula="of:=SUM([.E6:.E6])" office:value-type="currency" office:currency="EUR" office:value="2404.37" calcext:value-type="currency">
            <text:p>2.404,37 €</text:p>
          </table:table-cell>
          <table:table-cell table:formula="of:=SUM([.F6:.F6])" office:value-type="currency" office:currency="EUR" office:value="0" calcext:value-type="currency">
            <text:p>0,00 €</text:p>
          </table:table-cell>
          <table:table-cell table:formula="of:=SUM([.G6:.G6])" office:value-type="currency" office:currency="EUR" office:value="0" calcext:value-type="currency">
            <text:p>0,00 €</text:p>
          </table:table-cell>
          <table:table-cell table:formula="of:=SUM([.H6:.H6])" office:value-type="currency" office:currency="EUR" office:value="291.63" calcext:value-type="currency">
            <text:p>291,63 €</text:p>
          </table:table-cell>
          <table:table-cell/>
          <table:table-cell table:style-name="ce109"/>
          <table:table-cell table:style-name="ce101"/>
        </table:table-row>
        <table:table-row table:style-name="ro1">
          <table:table-cell table:style-name="ce87" table:number-columns-repeated="2"/>
          <table:table-cell table:style-name="ce61"/>
          <table:table-cell/>
          <table:table-cell table:style-name="ce97" table:number-columns-repeated="2"/>
          <table:table-cell table:style-name="ce108" office:value-type="string" calcext:value-type="string">
            <text:p>Gesamt Guthaben</text:p>
          </table:table-cell>
          <table:table-cell table:style-name="ce97" table:formula="of:=SUM([.H6:.H6])" office:value-type="currency" office:currency="EUR" office:value="291.63" calcext:value-type="currency">
            <text:p>291,63 €</text:p>
          </table:table-cell>
          <table:table-cell/>
          <table:table-cell table:style-name="ce110"/>
          <table:table-cell table:style-name="ce11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61"/>
        </table:table-row>
        <table:table-row table:style-name="ro1">
          <table:table-cell table:number-columns-repeated="1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2"/>
          <table:table-cell table:style-name="ce109"/>
          <table:table-cell table:style-name="ce10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2"/>
          <table:table-cell table:style-name="ce110"/>
          <table:table-cell table:style-name="ce1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61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asser_Gesamt" table:style-name="ta1">
        <table:table-column table:style-name="co1" table:default-cell-style-name="ce54"/>
        <table:table-column table:style-name="co2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asser</text:p>
          </table:table-cell>
          <table:table-cell table:style-name="ce124" office:value-type="date" office:date-value="2020-12-28" calcext:value-type="date">
            <text:p>28.12.20</text:p>
          </table:table-cell>
          <table:table-cell table:style-name="ce124" office:value-type="date" office:date-value="2021-12-20" calcext:value-type="date">
            <text:p>20.12.21</text:p>
          </table:table-cell>
          <table:table-cell table:style-name="ce130" office:value-type="string" calcext:value-type="string">
            <text:p>Differrenz</text:p>
          </table:table-cell>
          <table:table-cell table:style-name="ce130" office:value-type="string" calcext:value-type="string">
            <text:p>Summe</text:p>
          </table:table-cell>
          <table:table-cell table:style-name="ce130" office:value-type="string" calcext:value-type="string">
            <text:p>Anteile Gesamt</text:p>
          </table:table-cell>
          <table:table-cell table:style-name="ce54" office:value-type="string" calcext:value-type="string">
            <text:p>Gesamt</text:p>
          </table:table-cell>
          <table:table-cell table:style-name="ce54" office:value-type="string" calcext:value-type="string">
            <text:p>Betrag</text:p>
          </table:table-cell>
        </table:table-row>
        <table:table-row table:style-name="ro1">
          <table:table-cell table:style-name="Default" office:value-type="string" calcext:value-type="string">
            <text:p>Gesamt</text:p>
          </table:table-cell>
          <table:table-cell office:value-type="float" office:value="513" calcext:value-type="float">
            <text:p>513</text:p>
          </table:table-cell>
          <table:table-cell office:value-type="float" office:value="700" calcext:value-type="float">
            <text:p>700</text:p>
          </table:table-cell>
          <table:table-cell table:formula="of:=ORG.LIBREOFFICE.RAWSUBTRACT([.C3];[.B3])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table:style-name="ce112" office:value-type="string" calcext:value-type="string">
            <text:p>Erdgeschoss</text:p>
          </table:table-cell>
          <table:table-cell table:style-name="ce125" office:value-type="string" calcext:value-type="string">
            <text:p>Brustat</text:p>
          </table:table-cell>
          <table:table-cell table:style-name="ce125" table:number-columns-repeated="3"/>
          <table:table-cell table:style-name="ce137"/>
          <table:table-cell table:style-name="ce141" table:formula="of:=SUM([.E5:.E13])" office:value-type="float" office:value="131.502" calcext:value-type="float" table:number-columns-spanned="1" table:number-rows-spanned="9">
            <text:p>131,502</text:p>
          </table:table-cell>
          <table:table-cell table:style-name="ce145" table:formula="of:=PRODUCT([.F5];[.B15])" office:value-type="currency" office:currency="EUR" office:value="315.074456966434" calcext:value-type="currency" table:number-columns-spanned="1" table:number-rows-spanned="3">
            <text:p>315,07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204.905" calcext:value-type="float">
            <text:p>204,905</text:p>
          </table:table-cell>
          <table:table-cell table:style-name="ce126" office:value-type="float" office:value="237.577" calcext:value-type="float">
            <text:p>237,577</text:p>
          </table:table-cell>
          <table:table-cell table:style-name="ce131" table:formula="of:=ORG.LIBREOFFICE.RAWSUBTRACT([.C5];[.B5])" office:value-type="float" office:value="32.672" calcext:value-type="float">
            <text:p>32,672</text:p>
          </table:table-cell>
          <table:table-cell table:style-name="ce134" table:formula="of:=SUM([.D5:.D6])" office:value-type="float" office:value="51.347" calcext:value-type="float" table:number-columns-spanned="1" table:number-rows-spanned="2">
            <text:p>51,347</text:p>
          </table:table-cell>
          <table:table-cell table:style-name="ce138" table:formula="of:=[.E5]/[.G4]" office:value-type="float" office:value="0.390465544250278" calcext:value-type="float" table:number-columns-spanned="1" table:number-rows-spanned="2">
            <text:p>0,390465544250278</text:p>
          </table:table-cell>
          <table:covered-table-cell table:style-name="ce142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116.839" calcext:value-type="float">
            <text:p>116,839</text:p>
          </table:table-cell>
          <table:table-cell table:style-name="ce127" office:value-type="float" office:value="135.514" calcext:value-type="float">
            <text:p>135,514</text:p>
          </table:table-cell>
          <table:table-cell table:style-name="ce132" table:formula="of:=ORG.LIBREOFFICE.RAWSUBTRACT([.C6];[.B6])" office:value-type="float" office:value="18.675" calcext:value-type="float">
            <text:p>18,675</text:p>
          </table:table-cell>
          <table:covered-table-cell table:style-name="ce135"/>
          <table:covered-table-cell table:style-name="ce139"/>
          <table:covered-table-cell table:style-name="ce143"/>
          <table:covered-table-cell/>
        </table:table-row>
        <table:table-row table:style-name="ro1">
          <table:table-cell table:style-name="ce112" office:value-type="string" calcext:value-type="string">
            <text:p>Erster Stock</text:p>
          </table:table-cell>
          <table:table-cell table:style-name="ce128" office:value-type="string" calcext:value-type="string">
            <text:p>Zeiher / Zieger</text:p>
          </table:table-cell>
          <table:table-cell table:style-name="ce128"/>
          <table:table-cell table:style-name="ce133"/>
          <table:table-cell table:style-name="ce136"/>
          <table:table-cell table:style-name="ce140"/>
          <table:covered-table-cell table:style-name="ce143"/>
          <table:table-cell table:style-name="ce145" table:formula="of:=PRODUCT([.F8];[.B15])" office:value-type="currency" office:currency="EUR" office:value="355.315528280939" calcext:value-type="currency" table:number-columns-spanned="1" table:number-rows-spanned="3">
            <text:p>355,32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103.41" calcext:value-type="float">
            <text:p>103,410</text:p>
          </table:table-cell>
          <table:table-cell table:style-name="ce126" office:value-type="float" office:value="121.113" calcext:value-type="float">
            <text:p>121,113</text:p>
          </table:table-cell>
          <table:table-cell table:style-name="ce131" table:formula="of:=ORG.LIBREOFFICE.RAWSUBTRACT([.C8];[.B8])" office:value-type="float" office:value="17.703" calcext:value-type="float">
            <text:p>17,703</text:p>
          </table:table-cell>
          <table:table-cell table:style-name="ce134" table:formula="of:=SUM([.D8:.D9])" office:value-type="float" office:value="57.905" calcext:value-type="float" table:number-columns-spanned="1" table:number-rows-spanned="2">
            <text:p>57,905</text:p>
          </table:table-cell>
          <table:table-cell table:style-name="ce138" table:formula="of:=[.E8]/[.G4]" office:value-type="float" office:value="0.440335508205199" calcext:value-type="float" table:number-columns-spanned="1" table:number-rows-spanned="2">
            <text:p>0,440335508205199</text:p>
          </table:table-cell>
          <table:covered-table-cell table:style-name="ce143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91.966" calcext:value-type="float">
            <text:p>91,966</text:p>
          </table:table-cell>
          <table:table-cell table:style-name="ce127" office:value-type="float" office:value="132.168" calcext:value-type="float">
            <text:p>132,168</text:p>
          </table:table-cell>
          <table:table-cell table:style-name="ce132" table:formula="of:=ORG.LIBREOFFICE.RAWSUBTRACT([.C9];[.B9])" office:value-type="float" office:value="40.202" calcext:value-type="float">
            <text:p>40,202</text:p>
          </table:table-cell>
          <table:covered-table-cell table:style-name="ce135"/>
          <table:covered-table-cell table:style-name="ce139"/>
          <table:covered-table-cell table:style-name="ce143"/>
          <table:covered-table-cell/>
        </table:table-row>
        <table:table-row table:style-name="ro1">
          <table:table-cell table:style-name="ce112" office:value-type="string" calcext:value-type="string">
            <text:p>Zweiter Stock</text:p>
          </table:table-cell>
          <table:table-cell table:style-name="ce128" office:value-type="string" calcext:value-type="string">
            <text:p>Köller</text:p>
          </table:table-cell>
          <table:table-cell table:style-name="ce128"/>
          <table:table-cell table:style-name="ce133"/>
          <table:table-cell table:style-name="ce136"/>
          <table:table-cell table:style-name="ce140"/>
          <table:covered-table-cell table:style-name="ce143"/>
          <table:table-cell table:style-name="ce145" table:formula="of:=PRODUCT([.F11];[.B15])" office:value-type="currency" office:currency="EUR" office:value="136.530014752627" calcext:value-type="currency" table:number-columns-spanned="1" table:number-rows-spanned="3">
            <text:p>136,53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0" calcext:value-type="float">
            <text:p>0,000</text:p>
          </table:table-cell>
          <table:table-cell table:style-name="ce126" office:value-type="float" office:value="20.278" calcext:value-type="float">
            <text:p>20,278</text:p>
          </table:table-cell>
          <table:table-cell table:style-name="ce131" table:formula="of:=ORG.LIBREOFFICE.RAWSUBTRACT([.C11];[.B11])" office:value-type="float" office:value="20.278" calcext:value-type="float">
            <text:p>20,278</text:p>
          </table:table-cell>
          <table:table-cell table:style-name="ce134" table:formula="of:=SUM([.D11:.D12])" office:value-type="float" office:value="22.25" calcext:value-type="float" table:number-columns-spanned="1" table:number-rows-spanned="2">
            <text:p>22,25</text:p>
          </table:table-cell>
          <table:table-cell table:style-name="ce138" table:formula="of:=[.E11]/[.G4]" office:value-type="float" office:value="0.169198947544524" calcext:value-type="float" table:number-columns-spanned="1" table:number-rows-spanned="2">
            <text:p>0,169198947544524</text:p>
          </table:table-cell>
          <table:covered-table-cell table:style-name="ce143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0" calcext:value-type="float">
            <text:p>0,000</text:p>
          </table:table-cell>
          <table:table-cell table:style-name="ce127" office:value-type="float" office:value="1.972" calcext:value-type="float">
            <text:p>1,972</text:p>
          </table:table-cell>
          <table:table-cell table:style-name="ce132" table:formula="of:=ORG.LIBREOFFICE.RAWSUBTRACT([.C12];[.B12])" office:value-type="float" office:value="1.972" calcext:value-type="float">
            <text:p>1,972</text:p>
          </table:table-cell>
          <table:covered-table-cell table:style-name="ce135"/>
          <table:covered-table-cell table:style-name="ce139"/>
          <table:covered-table-cell table:style-name="ce144"/>
          <table:covered-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/>
          <table:table-cell table:style-name="ce87"/>
          <table:table-cell table:number-columns-repeated="6"/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61" table:formula="of:=SUM([.B19:.F19];[.B17])" office:value-type="currency" office:currency="EUR" office:value="806.92" calcext:value-type="currency">
            <text:p>806,92 €</text:p>
          </table:table-cell>
          <table:table-cell table:number-columns-repeated="5"/>
          <table:table-cell table:style-name="ce61" table:formula="of:=SUM([.H4:.H13])" office:value-type="currency" office:currency="EUR" office:value="806.920000000001" calcext:value-type="currency">
            <text:p>806,92 €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chzahung</text:p>
          </table:table-cell>
          <table:table-cell table:style-name="ce61" office:value-type="currency" office:currency="EUR" office:value="216.92" calcext:value-type="currency">
            <text:p>216,92 €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echnungsdatum</text:p>
          </table:table-cell>
          <table:table-cell table:style-name="ce87" office:value-type="date" office:date-value="2022-03-02" calcext:value-type="date">
            <text:p>02.03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ser</text:p>
          </table:table-cell>
          <table:table-cell table:number-columns-repeated="5" table:style-name="ce61" office:value-type="currency" office:currency="EUR" office:value="118" calcext:value-type="currency">
            <text:p>118,00 €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chnungsdatum</text:p>
          </table:table-cell>
          <table:table-cell table:style-name="ce87" office:value-type="date" office:date-value="2021-03-30" calcext:value-type="date">
            <text:p>30.03.21</text:p>
          </table:table-cell>
          <table:table-cell table:style-name="ce87" office:value-type="date" office:date-value="2021-05-31" calcext:value-type="date">
            <text:p>31.05.21</text:p>
          </table:table-cell>
          <table:table-cell table:style-name="ce87" office:value-type="date" office:date-value="2021-07-30" calcext:value-type="date">
            <text:p>30.07.21</text:p>
          </table:table-cell>
          <table:table-cell table:style-name="ce87" office:value-type="date" office:date-value="2022-09-30" calcext:value-type="date">
            <text:p>30.09.22</text:p>
          </table:table-cell>
          <table:table-cell table:style-name="ce87" office:value-type="date" office:date-value="2021-11-30" calcext:value-type="date">
            <text:p>30.11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9"/>
          <table:table-cell table:number-columns-repeated="5"/>
        </table:table-row>
      </table:table>
      <table:table table:name="Strom Gesamt" table:style-name="ta1">
        <table:table-column table:style-name="co2" table:number-columns-repeated="2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2" table:number-columns-repeated="3" table:default-cell-style-name="ce61"/>
        <table:table-column table:style-name="co2" table:number-columns-repeated="2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 table:style-name="ce61" table:formula="of:=SUM([.E7]-[.G7])" office:value-type="currency" office:currency="EUR" office:value="498.5" calcext:value-type="currency">
            <text:p>498,50 €</text:p>
          </table:table-cell>
          <table:table-cell table:style-name="Default"/>
          <table:table-cell table:style-name="ce54" office:value-type="string" calcext:value-type="string">
            <text:p>Rechnungsdatum</text:p>
          </table:table-cell>
          <table:table-cell table:style-name="ce87" office:value-type="date" office:date-value="2022-01-04" calcext:value-type="date">
            <text:p>04.01.2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" office:value-type="string" calcext:value-type="string" table:number-columns-spanned="2" table:number-rows-spanned="1">
            <text:p>Datum</text:p>
          </table:table-cell>
          <table:covered-table-cell/>
          <table:table-cell table:style-name="ce19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office:value-type="string" calcext:value-type="string">
            <text:p>Zahlungen</text:p>
          </table:table-cell>
          <table:table-cell table:style-name="Default" office:value-type="string" calcext:value-type="string">
            <text:p>Stromverbrauch(kWh)</text:p>
          </table:table-cell>
          <table:table-cell table:style-name="Default" office:value-type="string" calcext:value-type="string">
            <text:p>Stromverbrauch Betrag</text:p>
          </table:table-cell>
          <table:table-cell table:style-name="Default" office:value-type="string" calcext:value-type="string">
            <text:p>sonstige Abzüge</text:p>
          </table:table-cell>
          <table:table-cell table:style-name="Default" office:value-type="string" calcext:value-type="string">
            <text:p>sonstige Plus</text:p>
          </table:table-cell>
          <table:table-cell table:style-name="ce54" office:value-type="string" calcext:value-type="string">
            <text:p>Guthab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4"/>
          <table:table-cell table:style-name="Default"/>
          <table:table-cell table:number-columns-repeated="2"/>
        </table:table-row>
        <table:table-row table:style-name="ro1">
          <table:table-cell table:style-name="ce87" office:value-type="date" office:date-value="2021-01-01" calcext:value-type="date">
            <text:p>01.01.21</text:p>
          </table:table-cell>
          <table:table-cell table:style-name="ce87" office:value-type="date" office:date-value="2021-12-31" calcext:value-type="date">
            <text:p>31.12.21</text:p>
          </table:table-cell>
          <table:table-cell office:value-type="currency" office:currency="EUR" office:value="462" calcext:value-type="currency">
            <text:p>462,00 €</text:p>
          </table:table-cell>
          <table:table-cell table:style-name="ce96" office:value-type="float" office:value="1140.8" calcext:value-type="float">
            <text:p>1.140,8</text:p>
          </table:table-cell>
          <table:table-cell office:value-type="currency" office:currency="EUR" office:value="498.5" calcext:value-type="currency">
            <text:p>498,50 €</text:p>
          </table:table-cell>
          <table:table-cell table:number-columns-repeated="2"/>
          <table:table-cell table:formula="of:=SUM([.C5]-[.E5]-[.F5]+[.G5])" office:value-type="currency" office:currency="EUR" office:value="-36.5" calcext:value-type="currency">
            <text:p>-36,50 €</text:p>
          </table:table-cell>
          <table:table-cell/>
          <table:table-cell table:style-name="ce61"/>
        </table:table-row>
        <table:table-row table:style-name="ro1">
          <table:table-cell table:style-name="ce87" table:number-columns-repeated="2"/>
          <table:table-cell table:number-columns-repeated="7"/>
          <table:table-cell table:style-name="ce61"/>
        </table:table-row>
        <table:table-row table:style-name="ro1">
          <table:table-cell table:style-name="ce87" table:number-columns-repeated="2"/>
          <table:table-cell table:formula="of:=SUM([.C5:.C5])" office:value-type="currency" office:currency="EUR" office:value="462" calcext:value-type="currency">
            <text:p>462,00 €</text:p>
          </table:table-cell>
          <table:table-cell table:style-name="ce146" table:formula="of:=SUM([.D5:.D5])" office:value-type="float" office:value="1140.8" calcext:value-type="float">
            <text:p>1140,80</text:p>
          </table:table-cell>
          <table:table-cell table:formula="of:=SUM([.E5:.E5])" office:value-type="currency" office:currency="EUR" office:value="498.5" calcext:value-type="currency">
            <text:p>498,50 €</text:p>
          </table:table-cell>
          <table:table-cell table:formula="of:=SUM([.F5:.F5])" office:value-type="currency" office:currency="EUR" office:value="0" calcext:value-type="currency">
            <text:p>0,00 €</text:p>
          </table:table-cell>
          <table:table-cell table:formula="of:=SUM([.G5:.G5])" office:value-type="currency" office:currency="EUR" office:value="0" calcext:value-type="currency">
            <text:p>0,00 €</text:p>
          </table:table-cell>
          <table:table-cell table:formula="of:=SUM([.H5:.H5])" office:value-type="currency" office:currency="EUR" office:value="-36.5" calcext:value-type="currency">
            <text:p>-36,50 €</text:p>
          </table:table-cell>
          <table:table-cell/>
          <table:table-cell table:style-name="ce61"/>
        </table:table-row>
        <table:table-row table:style-name="ro1">
          <table:table-cell table:style-name="ce87" table:number-columns-repeated="2"/>
          <table:table-cell table:number-columns-repeated="2"/>
          <table:table-cell table:style-name="ce97" table:number-columns-repeated="2"/>
          <table:table-cell table:style-name="ce108" office:value-type="string" calcext:value-type="string">
            <text:p>Gesamt Guthaben</text:p>
          </table:table-cell>
          <table:table-cell table:style-name="ce97" table:formula="of:=SUM([.H5:.H5])" office:value-type="currency" office:currency="EUR" office:value="-36.5" calcext:value-type="currency">
            <text:p>-36,50 €</text:p>
          </table:table-cell>
          <table:table-cell table:style-name="ce110"/>
          <table:table-cell table:style-name="ce97"/>
        </table:table-row>
        <table:table-row table:style-name="ro1" table:number-rows-repeated="2">
          <table:table-cell table:style-name="ce87" table:number-columns-repeated="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61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usdaten" table:style-name="ta1">
        <table:table-column table:style-name="co8" table:default-cell-style-name="ce54"/>
        <table:table-column table:style-name="co2" table:number-columns-repeated="2" table:default-cell-style-name="Default"/>
        <table:table-row table:style-name="ro1">
          <table:table-cell table:style-name="Default"/>
          <table:table-cell/>
          <table:table-cell table:style-name="ce54" office:value-type="string" calcext:value-type="string">
            <text:p>Einheit</text:p>
          </table:table-cell>
        </table:table-row>
        <table:table-row table:style-name="ro1">
          <table:table-cell office:value-type="string" calcext:value-type="string">
            <text:p>Wohnfläch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Perso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onen</text:p>
          </table:table-cell>
        </table:table-row>
        <table:table-row table:style-name="ro1">
          <table:table-cell office:value-type="string" calcext:value-type="string">
            <text:p>Wohneinh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nheiten</text:p>
          </table:table-cell>
        </table:table-row>
      </table:table>
      <table:table table:name="Nicolai" table:style-name="ta1">
        <table:table-column table:style-name="co2" table:number-columns-repeated="4" table:default-cell-style-name="Default"/>
        <table:table-column table:style-name="co2" table:default-cell-style-name="ce147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54" office:value-type="string" calcext:value-type="string">
            <text:p>Miete</text:p>
          </table:table-cell>
          <table:table-cell table:style-name="ce57" office:value-type="string" calcext:value-type="string">
            <text:p>Breite</text:p>
          </table:table-cell>
          <table:table-cell table:style-name="ce57" office:value-type="string" calcext:value-type="string">
            <text:p>Länge</text:p>
          </table:table-cell>
          <table:table-cell office:value-type="string" calcext:value-type="string">
            <text:p>Fläche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€ / m²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Kleine Halle </text:p>
          </table:table-cell>
          <table:table-cell office:value-type="float" office:value="3.78" calcext:value-type="float">
            <text:p>3,78</text:p>
          </table:table-cell>
          <table:table-cell office:value-type="float" office:value="12.02" calcext:value-type="float">
            <text:p>12,02</text:p>
          </table:table-cell>
          <table:table-cell table:formula="of:=PRODUCT([.B4];[.C4])" office:value-type="float" office:value="45.4356" calcext:value-type="float">
            <text:p>45,4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</text:p>
          </table:table-cell>
          <table:table-cell office:value-type="float" office:value="2.76" calcext:value-type="float">
            <text:p>2,76</text:p>
          </table:table-cell>
          <table:table-cell office:value-type="float" office:value="12.02" calcext:value-type="float">
            <text:p>12,02</text:p>
          </table:table-cell>
          <table:table-cell table:formula="of:=PRODUCT([.B5];[.C5])" office:value-type="float" office:value="33.1752" calcext:value-type="float">
            <text:p>33,175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2"/>
          <table:table-cell table:formula="of:=SUM([.D4:.D5])" office:value-type="float" office:value="78.6108" calcext:value-type="float">
            <text:p>78,6108</text:p>
          </table:table-cell>
          <table:table-cell office:value-type="currency" office:currency="EUR" office:value="205" calcext:value-type="currency">
            <text:p>205,00 €</text:p>
          </table:table-cell>
          <table:table-cell table:style-name="ce61" table:formula="of:=[.E7]/[.D7]" office:value-type="currency" office:currency="EUR" office:value="2.60778417214937" calcext:value-type="currency">
            <text:p>2,61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tainer</text:p>
          </table:table-cell>
          <table:table-cell table:number-columns-repeated="3"/>
          <table:table-cell office:value-type="currency" office:currency="EUR" office:value="20" calcext:value-type="currency">
            <text:p>20,0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oße Halle</text:p>
          </table:table-cell>
          <table:table-cell table:number-columns-repeated="2" table:style-name="ce146" office:value-type="float" office:value="4" calcext:value-type="float">
            <text:p>4,00</text:p>
          </table:table-cell>
          <table:table-cell table:style-name="ce146" table:formula="of:=PRODUCT([.B11];[.C11])" office:value-type="float" office:value="16" calcext:value-type="float">
            <text:p>16,00</text:p>
          </table:table-cell>
          <table:table-cell table:formula="of:=PRODUCT([.D11];[.F7])" office:value-type="currency" office:currency="EUR" office:value="41.72454675439" calcext:value-type="currency">
            <text:p>41,72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 number:title="Benutzerdefiniert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 number:title="Benutzerdefiniert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/>
    </number:number-style>
    <number:number-style style:name="N114" number:title="Benutzerdefiniert">
      <number:number number:decimal-places="0" loext:min-decimal-places="0" number:min-integer-digits="3"/>
    </number:number-style>
    <number:number-style style:name="N115" number:title="Benutzerdefiniert">
      <number:number number:decimal-places="0" loext:min-decimal-places="0" number:min-integer-digits="3" number:grouping="true"/>
    </number:number-style>
    <number:number-style style:name="N116">
      <number:number number:decimal-places="3" loext:min-decimal-places="3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left="1.7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.00.0000</text:date>, <text:time style:data-style-name="N2" text:time-value="13:50:23.514819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1-29T13:51:48.547925829</dc:date>
    <meta:editing-duration>PT8H14M48S</meta:editing-duration>
    <meta:editing-cycles>122</meta:editing-cycles>
    <meta:document-statistic meta:table-count="14" meta:cell-count="601" meta:object-count="0"/>
  </office:meta>
</office:document-meta>
</file>